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202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201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201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201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201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200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2008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200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200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200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200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200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200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200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2000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200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199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1996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199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199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199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198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198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1985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198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198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197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1977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1976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1975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1974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863606</text:p>
          </table:table-cell>
          <table:table-cell office:value-type="string" calcext:value-type="string">
            <text:p>1967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